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96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13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Contents">
      <style:text-properties officeooo:rsid="001dfc69" officeooo:paragraph-rsid="001dfc69"/>
    </style:style>
    <style:style style:name="P9" style:family="paragraph" style:parent-style-name="Table_20_Contents">
      <style:text-properties officeooo:rsid="001dfc69" officeooo:paragraph-rsid="002028d1"/>
    </style:style>
    <style:style style:name="P10" style:family="paragraph" style:parent-style-name="Table_20_Contents">
      <style:text-properties officeooo:rsid="001f1c05" officeooo:paragraph-rsid="001f1c05"/>
    </style:style>
    <style:style style:name="P11" style:family="paragraph" style:parent-style-name="Table_20_Contents">
      <style:text-properties officeooo:rsid="002028d1" officeooo:paragraph-rsid="002028d1"/>
    </style:style>
    <style:style style:name="P12" style:family="paragraph" style:parent-style-name="Table_20_Contents">
      <style:text-properties officeooo:rsid="00211ce9" officeooo:paragraph-rsid="00211ce9"/>
    </style:style>
    <style:style style:name="P13" style:family="paragraph" style:parent-style-name="Table_20_Contents">
      <style:text-properties officeooo:rsid="0021e39e" officeooo:paragraph-rsid="0021e39e"/>
    </style:style>
    <style:style style:name="P14" style:family="paragraph" style:parent-style-name="Text_20_body">
      <style:text-properties officeooo:paragraph-rsid="00106c69"/>
    </style:style>
    <style:style style:name="P15" style:family="paragraph" style:parent-style-name="Text_20_body">
      <style:text-properties officeooo:rsid="001a0125" officeooo:paragraph-rsid="001a0125"/>
    </style:style>
    <style:style style:name="P16" style:family="paragraph" style:parent-style-name="Text_20_body">
      <style:text-properties style:font-name="Georgia1" fo:font-size="12pt" officeooo:rsid="001a0125" officeooo:paragraph-rsid="001a0125" style:font-size-asian="12pt" style:font-size-complex="12pt"/>
    </style:style>
    <style:style style:name="P17" style:family="paragraph" style:parent-style-name="Text_20_body">
      <style:text-properties officeooo:rsid="001ace5a" officeooo:paragraph-rsid="001ace5a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27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28" style:family="paragraph" style:parent-style-name="Heading_20_3">
      <style:text-properties officeooo:rsid="001a0125" officeooo:paragraph-rsid="001a0125"/>
    </style:style>
    <style:style style:name="P29" style:family="paragraph" style:parent-style-name="Heading_20_3">
      <style:text-properties officeooo:rsid="0015147e" officeooo:paragraph-rsid="0015147e"/>
    </style:style>
    <style:style style:name="P30" style:family="paragraph" style:parent-style-name="Heading_20_3">
      <style:text-properties officeooo:rsid="0015147e" officeooo:paragraph-rsid="002028d1"/>
    </style:style>
    <style:style style:name="P31" style:family="paragraph" style:parent-style-name="Heading_20_1">
      <style:text-properties officeooo:rsid="00106c69" officeooo:paragraph-rsid="00106c69"/>
    </style:style>
    <style:style style:name="P32" style:family="paragraph" style:parent-style-name="Table_20_Contents">
      <style:text-properties officeooo:rsid="001f1c05" officeooo:paragraph-rsid="0015b863"/>
    </style:style>
    <style:style style:name="P33" style:family="paragraph" style:parent-style-name="Table_20_Contents">
      <style:text-properties officeooo:rsid="001f1c05" officeooo:paragraph-rsid="0015147e"/>
    </style:style>
    <style:style style:name="P34" style:family="paragraph" style:parent-style-name="Table_20_Contents">
      <style:text-properties officeooo:rsid="001f1c05" officeooo:paragraph-rsid="002028d1"/>
    </style:style>
    <style:style style:name="P35" style:family="paragraph" style:parent-style-name="Table_20_Contents">
      <style:text-properties officeooo:rsid="002028d1" officeooo:paragraph-rsid="002028d1"/>
    </style:style>
    <style:style style:name="P36" style:family="paragraph" style:parent-style-name="Table_20_Contents">
      <style:text-properties officeooo:rsid="00211ce9" officeooo:paragraph-rsid="002028d1"/>
    </style:style>
    <style:style style:name="P37" style:family="paragraph" style:parent-style-name="Table_20_Contents">
      <style:text-properties officeooo:rsid="00211ce9" officeooo:paragraph-rsid="00211ce9"/>
    </style:style>
    <style:style style:name="P38" style:family="paragraph" style:parent-style-name="Table_20_Contents">
      <style:text-properties officeooo:rsid="0022ca3a" officeooo:paragraph-rsid="0022ca3a"/>
    </style:style>
    <style:style style:name="P39" style:family="paragraph" style:parent-style-name="Table_20_Contents">
      <style:text-properties officeooo:rsid="0023b4e1" officeooo:paragraph-rsid="0023b4e1"/>
    </style:style>
    <style:style style:name="P40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41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47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normal" officeooo:rsid="00147612" officeooo:paragraph-rsid="002028d1" style:font-size-asian="8.75pt" style:font-style-asian="normal" style:font-size-complex="10pt" style:font-style-complex="normal"/>
    </style:style>
    <style:style style:name="T1" style:family="text">
      <style:text-properties officeooo:rsid="001a0125"/>
    </style:style>
    <style:style style:name="T2" style:family="text">
      <style:text-properties officeooo:rsid="00167cb8"/>
    </style:style>
    <style:style style:name="T3" style:family="text">
      <style:text-properties officeooo:rsid="00106c6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47612" style:font-style-asian="normal" style:font-style-complex="normal"/>
    </style:style>
    <style:style style:name="T6" style:family="text">
      <style:text-properties fo:font-style="normal" officeooo:rsid="001ca0a2" style:font-style-asian="normal" style:font-style-complex="normal"/>
    </style:style>
    <style:style style:name="T7" style:family="text">
      <style:text-properties fo:font-style="normal" officeooo:rsid="0021e39e" style:font-style-asian="normal" style:font-style-complex="normal"/>
    </style:style>
    <style:style style:name="T8" style:family="text">
      <style:text-properties fo:font-style="normal" officeooo:rsid="0022ca3a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14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15" style:family="text">
      <style:text-properties style:font-name="Courier New" fo:font-style="normal" style:font-style-asian="normal" style:font-style-complex="normal"/>
    </style:style>
    <style:style style:name="T16" style:family="text">
      <style:text-properties style:font-name="Courier New" fo:font-style="normal" officeooo:rsid="00147612" style:font-style-asian="normal" style:font-style-complex="normal"/>
    </style:style>
    <style:style style:name="T17" style:family="text">
      <style:text-properties style:font-name="Courier New" fo:font-style="normal" officeooo:rsid="0018a1d4" style:font-style-asian="normal" style:font-style-complex="normal"/>
    </style:style>
    <style:style style:name="T18" style:family="text">
      <style:text-properties style:font-name="Courier New" fo:font-weight="normal" style:font-weight-asian="normal" style:font-weight-complex="normal"/>
    </style:style>
    <style:style style:name="T19" style:family="text">
      <style:text-properties style:font-name="Courier New" fo:font-weight="normal" style:font-size-asian="10pt" style:font-weight-asian="normal" style:font-weight-complex="normal"/>
    </style:style>
    <style:style style:name="T20" style:family="text">
      <style:text-properties fo:font-size="12pt" officeooo:rsid="00106c69" style:font-size-asian="12pt" style:font-size-complex="12pt"/>
    </style:style>
    <style:style style:name="T2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1dfc69"/>
    </style:style>
    <style:style style:name="T26" style:family="text">
      <style:text-properties officeooo:rsid="002028d1"/>
    </style:style>
    <style:style style:name="T27" style:family="text">
      <style:text-properties officeooo:rsid="00211ce9"/>
    </style:style>
    <style:style style:name="T28" style:family="text">
      <style:text-properties officeooo:rsid="0022ca3a"/>
    </style:style>
    <style:style style:name="T29" style:family="text">
      <style:text-properties officeooo:rsid="0023b4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E2Guardian V5 – <text:span text:style-name="T1">Storyboarding</text:span></text:h>
      <text:p text:style-name="P40">NB – This document and the development of v5 is work in progress and so not all the functionally described in this document is implemented at this time.</text:p>
      <text:p text:style-name="P14"><text:span text:style-name="T20">Version 5 has a revised model for logic flow and using lists.</text:span><text:span text:style-name="T3"> <text:s/></text:span></text:p>
      <text:p text:style-name="P16"><text:span text:style-name="T5">S</text:span><text:span text:style-name="T4">toryboarding is a simple scripting language which defines functions that control list checking, map actions to list matches and defines logic flow. <text:s text:c="2"/>Each filter group can use a different storyboard and so </text:span><text:span text:style-name="T7">can </text:span><text:span text:style-name="T4">have different logic if required. <text:s text:c="2"/>The lists used and logic can now also be changed without </text:span><text:span text:style-name="T7">stopping and </text:span><text:span text:style-name="T4">re-starting e2guardian.</text:span></text:p>
      <text:h text:style-name="P28" text:outline-level="3">The Storyboard File</text:h>
      <text:p text:style-name="P15">The storyboard file defines functions. <text:s text:c="2"/>Certain 'entry point' functions must be defined as e2guardian will use these as entry points into the function engine. <text:s text:c="3"/>These functions are 'checkrequest' and 'checkresponse' for storyboards included in e2guardianf1.conf <text:span text:style-name="T27">and 'pre-authcheck' for storyboard included in e2guardian.conf. <text:s/></text:span></text:p>
      <text:p text:style-name="P17">A storyboard file can include other storyboard files, to allow a structured approach to function definitions with common functions being defined in a common included file. <text:s text:c="3"/>Functions can be redefined with the last read version overwriting the previous one.</text:p>
      <text:p text:style-name="P17">Blank lines and lines starting with '#' are ignored.</text:p>
      <text:h text:style-name="Heading_20_3" text:outline-level="3">Function Definition</text:h>
      <text:p text:style-name="P17">The start of a function is defined with:-</text:p>
      <text:p text:style-name="P18">function(<text:span text:style-name="T11">function_name</text:span><text:span text:style-name="T4">)</text:span></text:p>
      <text:p text:style-name="P20">function_name<text:span text:style-name="T4"> </text:span><text:span text:style-name="T16">is a label made up of alphanumeric, '_' </text:span><text:span text:style-name="T17">and</text:span><text:span text:style-name="T16"> '-' (no spaces</text:span><text:span text:style-name="T15">). <text:s/>Do not use labels starting with 'true', 'false', 'set' or 'return' as these may conflict with built-in actions.</text:span><text:span text:style-name="T4"> </text:span></text:p>
      <text:p text:style-name="P42">The end of a function is defined with:-</text:p>
      <text:p text:style-name="P44">end()</text:p>
      <text:p text:style-name="P46"><text:soft-page-break/>or by the start of a new function</text:p>
      <text:p text:style-name="P46">or by an include</text:p>
      <text:p text:style-name="P46">or by the end of the file.</text:p>
      <text:p text:style-name="P26"><text:span text:style-name="T4">A function must be completely defined in a single file </text:span><text:span text:style-name="T6">and consists of one or more command lines </text:span><text:span text:style-name="T8">which are executed in order.</text:span></text:p>
      <text:h text:style-name="Heading_20_3" text:outline-level="3"><text:span text:style-name="T6">C</text:span><text:span text:style-name="T4">ommand </text:span><text:span text:style-name="T6">Line </text:span><text:span text:style-name="T4">Format</text:span></text:h>
      <text:p text:style-name="P41">The format of a command line is:-</text:p>
      <text:p text:style-name="P19"><text:span text:style-name="T11">Command</text:span><text:span text:style-name="T9">(</text:span><text:span text:style-name="T11">Condition</text:span><text:span text:style-name="T9">)</text:span><text:span text:style-name="T4">[</text:span><text:span text:style-name="T9">return</text:span><text:span text:style-name="T4"> || </text:span><text:span text:style-name="T9">returnif</text:span><text:span text:style-name="T4"> ]</text:span><text:span text:style-name="T11">Action</text:span></text:p>
      <text:p text:style-name="P43">where:-</text:p>
      <text:p text:style-name="P21">Command <text:span text:style-name="T4">is </text:span><text:span text:style-name="T9">if</text:span><text:span text:style-name="T4"> – if </text:span>Condition<text:span text:style-name="T4"> is true do </text:span>Action</text:p>
      <text:p text:style-name="P21"><text:span text:style-name="T4"><text:s text:c="5"/>or is </text:span><text:span text:style-name="T9">ifnot </text:span><text:span text:style-name="T10">- if </text:span><text:span text:style-name="T24">Condition</text:span><text:span text:style-name="T10"> is false do </text:span><text:span text:style-name="T24">Action</text:span></text:p>
      <text:p text:style-name="P21"><text:span text:style-name="T24">Condition </text:span><text:span text:style-name="T10">format is:-</text:span></text:p>
      <text:p text:style-name="P27"><text:span text:style-name="T24">state</text:span><text:span text:style-name="T10">[,[</text:span><text:span text:style-name="T24">list</text:span><text:span text:style-name="T10">][,</text:span><text:span text:style-name="T24">message_no</text:span><text:span text:style-name="T10">[,</text:span><text:span text:style-name="T24">logmessage_no</text:span><text:span text:style-name="T10">]]]</text:span></text:p>
      <text:p text:style-name="P45"><text:tab/>where:-</text:p>
      <text:p text:style-name="P22"><text:span text:style-name="T10"><text:tab/><text:tab/></text:span><text:span text:style-name="T24">state </text:span><text:span text:style-name="T10">is as listed in Table 1.</text:span></text:p>
      <text:p text:style-name="P22"><text:span text:style-name="T10"><text:tab/><text:tab/></text:span><text:span text:style-name="T24">list </text:span><text:span text:style-name="T10">is list name (mandatory if </text:span><text:span text:style-name="T24">state</text:span><text:span text:style-name="T10"> ends in 'in')</text:span></text:p>
      <text:p text:style-name="P22"><text:span text:style-name="T10"><text:tab/><text:tab/></text:span><text:span text:style-name="T24">message_no</text:span><text:span text:style-name="T10"> is a message number (overrides messageno in list definition or used when no list) default 0</text:span></text:p>
      <text:p text:style-name="P22"><text:span text:style-name="T10"><text:tab/><text:tab/></text:span><text:span text:style-name="T24">logmessage_no </text:span><text:span text:style-name="T10">– (overrides</text:span><text:span text:style-name="T24"> logmessageno </text:span><text:span text:style-name="T10">in list definition or used when no list) default</text:span><text:span text:style-name="T24"> message_no</text:span></text:p>
      <text:p text:style-name="P22"><text:span text:style-name="T24">Action</text:span><text:span text:style-name="T10"> is a built-in action (see Table 2) or a function name</text:span></text:p>
      <text:p text:style-name="P23"><text:span text:style-name="T21">if</text:span><text:span text:style-name="T10"> </text:span><text:span text:style-name="T18">Action </text:span><text:span text:style-name="T22">is prefixed with </text:span><text:span text:style-name="T14">return</text:span><text:span text:style-name="T23"> </text:span><text:span text:style-name="T22">then return from the current function with the return value of </text:span><text:span text:style-name="T19">Action</text:span></text:p>
      <text:p text:style-name="P23"><text:span text:style-name="T21">if</text:span><text:span text:style-name="T10"> </text:span><text:span text:style-name="T12">Action </text:span><text:span text:style-name="T22">is prefixed with </text:span><text:span text:style-name="T14">returnif</text:span><text:span text:style-name="T22"> then return true from the current function if </text:span><text:span text:style-name="T19">Action</text:span><text:span text:style-name="T13"> </text:span><text:span text:style-name="T21">returns</text:span><text:span text:style-name="T13"> </text:span><text:span text:style-name="T14">true</text:span></text:p>
      <text:h text:style-name="P29" text:outline-level="3"><text:soft-page-break/>Table 1<text:span text:style-name="T25">a</text:span> – <text:span text:style-name="T25">State</text:span>s <text:span text:style-name="T25">which require lists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8">urlin</text:p>
          </table:table-cell>
          <table:table-cell table:style-name="Table1.A2" office:value-type="string">
            <text:p text:style-name="P8">Is url in named list(s)?</text:p>
          </table:table-cell>
          <table:table-cell table:style-name="Table1.C2" office:value-type="string">
            <text:p text:style-name="P10">siteiplist, sitelist, urllist, regexpboollist</text:p>
          </table:table-cell>
        </table:table-row>
        <table:table-row>
          <table:table-cell table:style-name="Table1.A2" office:value-type="string">
            <text:p text:style-name="P8">sitein</text:p>
          </table:table-cell>
          <table:table-cell table:style-name="Table1.A2" office:value-type="string">
            <text:p text:style-name="P8">Is site in named list(s)?</text:p>
          </table:table-cell>
          <table:table-cell table:style-name="Table1.C2" office:value-type="string">
            <text:p text:style-name="P32">siteiplist, sitelist, regexpboollist</text:p>
          </table:table-cell>
        </table:table-row>
        <table:table-row>
          <table:table-cell table:style-name="Table1.A2" office:value-type="string">
            <text:p text:style-name="P10">searchin</text:p>
          </table:table-cell>
          <table:table-cell table:style-name="Table1.A2" office:value-type="string">
            <text:p text:style-name="P10">Is search term in named list? </text:p>
          </table:table-cell>
          <table:table-cell table:style-name="Table1.C2" office:value-type="string">
            <text:p text:style-name="P10">searchlist</text:p>
          </table:table-cell>
        </table:table-row>
        <table:table-row>
          <table:table-cell table:style-name="Table1.A2" office:value-type="string">
            <text:p text:style-name="P10">embeddedin</text:p>
          </table:table-cell>
          <table:table-cell table:style-name="Table1.A2" office:value-type="string">
            <text:p text:style-name="P10">Are any embedded URL in named list(s)?</text:p>
          </table:table-cell>
          <table:table-cell table:style-name="Table1.C2" office:value-type="string">
            <text:p text:style-name="P10">siteiplist, sitelist, urllist, regexpboollist</text:p>
          </table:table-cell>
        </table:table-row>
        <table:table-row>
          <table:table-cell table:style-name="Table1.A2" office:value-type="string">
            <text:p text:style-name="P10">refererin</text:p>
          </table:table-cell>
          <table:table-cell table:style-name="Table1.A2" office:value-type="string">
            <text:p text:style-name="P33">Is referer in named list(s)?</text:p>
          </table:table-cell>
          <table:table-cell table:style-name="Table1.C2" office:value-type="string">
            <text:p text:style-name="P10">siteiplist, sitelist, urllist</text:p>
          </table:table-cell>
        </table:table-row>
        <table:table-row>
          <table:table-cell table:style-name="Table1.A2" office:value-type="string">
            <text:p text:style-name="P10">headerin</text:p>
          </table:table-cell>
          <table:table-cell table:style-name="Table1.A2" office:value-type="string">
            <text:p text:style-name="P10">Is a header in the named list? </text:p>
          </table:table-cell>
          <table:table-cell table:style-name="Table1.C2" office:value-type="string">
            <text:p text:style-name="P10">regexpboollist, <text:span text:style-name="T28">regexpreplacelist</text:span></text:p>
          </table:table-cell>
        </table:table-row>
        <table:table-row>
          <table:table-cell table:style-name="Table1.A2" office:value-type="string">
            <text:p text:style-name="P10">fullurlin</text:p>
          </table:table-cell>
          <table:table-cell table:style-name="Table1.A2" office:value-type="string">
            <text:p text:style-name="P10">Is full url in named list?</text:p>
          </table:table-cell>
          <table:table-cell table:style-name="Table1.C2" office:value-type="string">
            <text:p text:style-name="P10">regexpreplacelist</text:p>
          </table:table-cell>
        </table:table-row>
        <table:table-row>
          <table:table-cell table:style-name="Table1.A2" office:value-type="string">
            <text:p text:style-name="P12">clientin</text:p>
          </table:table-cell>
          <table:table-cell table:style-name="Table1.A2" office:value-type="string">
            <text:p text:style-name="P12">Is client <text:span text:style-name="T28">host</text:span> in named list?</text:p>
          </table:table-cell>
          <table:table-cell table:style-name="Table1.C2" office:value-type="string">
            <text:p text:style-name="P12">iplist, <text:span text:style-name="T28">sitelist</text:span></text:p>
          </table:table-cell>
        </table:table-row>
        <table:table-row>
          <table:table-cell table:style-name="Table1.A2" office:value-type="string">
            <text:p text:style-name="P38">extensionin</text:p>
          </table:table-cell>
          <table:table-cell table:style-name="Table1.A2" office:value-type="string">
            <text:p text:style-name="P38">Is file extension in named list?</text:p>
          </table:table-cell>
          <table:table-cell table:style-name="Table1.C2" office:value-type="string">
            <text:p text:style-name="P38">fileextlist</text:p>
          </table:table-cell>
        </table:table-row>
        <table:table-row>
          <table:table-cell table:style-name="Table1.A2" office:value-type="string">
            <text:p text:style-name="P38">mimein</text:p>
          </table:table-cell>
          <table:table-cell table:style-name="Table1.A2" office:value-type="string">
            <text:p text:style-name="P38">Is mime type in named list?</text:p>
          </table:table-cell>
          <table:table-cell table:style-name="Table1.C2" office:value-type="string">
            <text:p text:style-name="P38">mimelist</text:p>
          </table:table-cell>
        </table:table-row>
        <table:table-row>
          <table:table-cell table:style-name="Table1.C2" table:number-columns-spanned="3" office:value-type="string">
            <text:p text:style-name="P13">Note: lists are only checked if present and when required:- i.e. siteip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30" text:outline-level="3">Table 1b – States without lis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1">connect</text:p>
          </table:table-cell>
          <table:table-cell table:style-name="Table2.B2" office:value-type="string">
            <text:p text:style-name="P9">Is <text:span text:style-name="T26">it a CONNECT request?</text:span></text:p>
          </table:table-cell>
        </table:table-row>
        <table:table-row>
          <table:table-cell table:style-name="Table2.A2" office:value-type="string">
            <text:p text:style-name="P11">blockset</text:p>
          </table:table-cell>
          <table:table-cell table:style-name="Table2.B2" office:value-type="string">
            <text:p text:style-name="P11">Is block flag set?</text:p>
          </table:table-cell>
        </table:table-row>
        <table:table-row>
          <table:table-cell table:style-name="Table2.A2" office:value-type="string">
            <text:p text:style-name="P11">doneset</text:p>
          </table:table-cell>
          <table:table-cell table:style-name="Table2.B2" office:value-type="string">
            <text:p text:style-name="P9">Is <text:span text:style-name="T26">done flag set?</text:span></text:p>
          </table:table-cell>
        </table:table-row>
        <table:table-row>
          <table:table-cell table:style-name="Table2.A2" office:value-type="string">
            <text:p text:style-name="P11">exceptionset</text:p>
          </table:table-cell>
          <table:table-cell table:style-name="Table2.B2" office:value-type="string">
            <text:p text:style-name="P11">Is exception flag set?</text:p>
          </table:table-cell>
        </table:table-row>
        <table:table-row>
          <table:table-cell table:style-name="Table2.A2" office:value-type="string">
            <text:p text:style-name="P38">get</text:p>
          </table:table-cell>
          <table:table-cell table:style-name="Table2.B2" office:value-type="string">
            <text:p text:style-name="P38">Is it a GET request?</text:p>
          </table:table-cell>
        </table:table-row>
        <table:table-row>
          <table:table-cell table:style-name="Table2.A2" office:value-type="string">
            <text:p text:style-name="P11">greyset</text:p>
          </table:table-cell>
          <table:table-cell table:style-name="Table2.B2" office:value-type="string">
            <text:p text:style-name="P34">Is grey flag set?</text:p>
          </table:table-cell>
        </table:table-row>
        <table:table-row>
          <table:table-cell table:style-name="Table2.A2" office:value-type="string">
            <text:p text:style-name="P11">mitmset</text:p>
          </table:table-cell>
          <table:table-cell table:style-name="Table2.B2" office:value-type="string">
            <text:p text:style-name="P11">Are we in a MITM session?</text:p>
          </table:table-cell>
        </table:table-row>
        <text:soft-page-break/>
        <table:table-row>
          <table:table-cell table:style-name="Table2.A2" office:value-type="string">
            <text:p text:style-name="P38">post</text:p>
          </table:table-cell>
          <table:table-cell table:style-name="Table2.B2" office:value-type="string">
            <text:p text:style-name="P38">Is it a POST request?</text:p>
          </table:table-cell>
        </table:table-row>
        <table:table-row>
          <table:table-cell table:style-name="Table2.A2" office:value-type="string">
            <text:p text:style-name="P11">returnset</text:p>
          </table:table-cell>
          <table:table-cell table:style-name="Table2.B2" office:value-type="string">
            <text:p text:style-name="P11">Was return from last action true?</text:p>
          </table:table-cell>
        </table:table-row>
        <table:table-row>
          <table:table-cell table:style-name="Table2.A2" office:value-type="string">
            <text:p text:style-name="P12">site<text:span text:style-name="T28">is</text:span>ip</text:p>
          </table:table-cell>
          <table:table-cell table:style-name="Table2.B2" office:value-type="string">
            <text:p text:style-name="P12">Is site an IP?</text:p>
          </table:table-cell>
        </table:table-row>
        <table:table-row>
          <table:table-cell table:style-name="Table2.A2" office:value-type="string">
            <text:p text:style-name="P11">true</text:p>
          </table:table-cell>
          <table:table-cell table:style-name="Table2.B2" office:value-type="string">
            <text:p text:style-name="P11">Always true</text:p>
          </table:table-cell>
        </table:table-row>
      </table:table>
      <text:h text:style-name="P30" text:outline-level="3">Table 2 – Built-in Actions 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2">false</text:p>
          </table:table-cell>
          <table:table-cell table:style-name="Table3.B2" office:value-type="string">
            <text:p text:style-name="P12">Return false</text:p>
          </table:table-cell>
        </table:table-row>
        <table:table-row>
          <table:table-cell table:style-name="Table3.A2" office:value-type="string">
            <text:p text:style-name="P38">setaddheader</text:p>
          </table:table-cell>
          <table:table-cell table:style-name="Table3.B2" office:value-type="string">
            <text:p text:style-name="P38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11">setblock</text:p>
          </table:table-cell>
          <table:table-cell table:style-name="Table3.B2" office:value-type="string">
            <text:p text:style-name="P12">Set block flag to true – return true</text:p>
          </table:table-cell>
        </table:table-row>
        <table:table-row>
          <table:table-cell table:style-name="Table3.A2" office:value-type="string">
            <text:p text:style-name="P12">setdone</text:p>
          </table:table-cell>
          <table:table-cell table:style-name="Table3.B2" office:value-type="string">
            <text:p text:style-name="P12">Set done flag to true – return true</text:p>
          </table:table-cell>
        </table:table-row>
        <table:table-row>
          <table:table-cell table:style-name="Table3.A2" office:value-type="string">
            <text:p text:style-name="P12">setexception</text:p>
          </table:table-cell>
          <table:table-cell table:style-name="Table3.B2" office:value-type="string">
            <text:p text:style-name="P12">Set exception flag to true – return true</text:p>
          </table:table-cell>
        </table:table-row>
        <table:table-row>
          <table:table-cell table:style-name="Table3.A2" office:value-type="string">
            <text:p text:style-name="P38">setgomitm</text:p>
          </table:table-cell>
          <table:table-cell table:style-name="Table3.B2" office:value-type="string">
            <text:p text:style-name="P12"><text:span text:style-name="T28">Set gomitm flag to true – return true</text:span></text:p>
          </table:table-cell>
        </table:table-row>
        <table:table-row>
          <table:table-cell table:style-name="Table3.A2" office:value-type="string">
            <text:p text:style-name="P12">setgrey</text:p>
          </table:table-cell>
          <table:table-cell table:style-name="Table3.B2" office:value-type="string">
            <text:p text:style-name="P12">Set grey flag to true – return true</text:p>
          </table:table-cell>
        </table:table-row>
        <table:table-row>
          <table:table-cell table:style-name="Table3.A2" office:value-type="string">
            <text:p text:style-name="P38">setlogcategory</text:p>
          </table:table-cell>
          <table:table-cell table:style-name="Table3.B2" office:value-type="string">
            <text:p text:style-name="P38">Log category without blocking – return true</text:p>
          </table:table-cell>
        </table:table-row>
        <table:table-row>
          <table:table-cell table:style-name="Table3.A2" office:value-type="string">
            <text:p text:style-name="P12">setmodurl</text:p>
          </table:table-cell>
          <table:table-cell table:style-name="Table3.B2" office:value-type="string">
            <text:p text:style-name="P36">Set modurl flag to true and modify URL – return true</text:p>
          </table:table-cell>
        </table:table-row>
        <table:table-row>
          <table:table-cell table:style-name="Table3.A2" office:value-type="string">
            <text:p text:style-name="P39">setredirect</text:p>
          </table:table-cell>
          <table:table-cell table:style-name="Table3.B2" office:value-type="string">
            <text:p text:style-name="P39">Set redirect flag to true – return true if successful</text:p>
          </table:table-cell>
        </table:table-row>
        <table:table-row>
          <table:table-cell table:style-name="Table3.A2" office:value-type="string">
            <text:p text:style-name="P12">true</text:p>
          </table:table-cell>
          <table:table-cell table:style-name="Table3.B2" office:value-type="string">
            <text:p text:style-name="P12">Return true</text:p>
          </table:table-cell>
        </table:table-row>
      </table:table>
      <text:p text:style-name="P47"/>
      <text:p text:style-name="P25">Philip Pearce 1<text:span text:style-name="T29">8</text:span> July 2017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a0125"/>
    </style:style>
    <style:style style:name="MT2" style:family="text">
      <style:text-properties officeooo:rsid="00167cb8"/>
    </style:style>
    <style:style style:name="MT3" style:family="text">
      <style:text-properties officeooo:rsid="0022ca3a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<text:span text:style-name="MT1">Storyboard</text:span> <text:span text:style-name="MT2">(2nd draft)</text:span><text:tab/>1<text:span text:style-name="MT3">8</text:span> Jul 2017<text:tab/>page <text:page-number text:select-page="current">4</text:page-number> of 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7-07-18T14:06:23.753293000</dc:date>
    <dc:creator>Philip Pearce</dc:creator>
    <meta:editing-duration>PT20M1S</meta:editing-duration>
    <meta:editing-cycles>3</meta:editing-cycles>
    <meta:generator>LibreOffice/5.1.4.2$MacOSX_X86_64 LibreOffice_project/f99d75f39f1c57ebdd7ffc5f42867c12031db97a</meta:generator>
    <meta:document-statistic meta:table-count="3" meta:image-count="0" meta:object-count="0" meta:page-count="4" meta:paragraph-count="121" meta:word-count="726" meta:character-count="4435" meta:non-whitespace-character-count="3778"/>
  </office:meta>
</office:document-meta>
</file>